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P2" style:family="paragraph" style:parent-style-name="Standard">
      <style:text-properties officeooo:paragraph-rsid="0016cda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6cda0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loext:contextual-spacing="false"/>
      <style:text-properties officeooo:paragraph-rsid="0016cda0"/>
    </style:style>
    <style:style style:name="T1" style:family="text">
      <style:text-properties officeooo:rsid="0020689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2 Editors - Texture Node Edi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2 Editors - Texture Node Editor</text:p>
          </text:index-title>
          <text:p text:style-name="P5"><text:a xlink:type="simple" xlink:href="#__RefHeading___Toc742_277335543" text:style-name="Index_20_Link" text:visited-style-name="Index_20_Link">Texture Node Editor<text:tab/>1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742_277335543"/><text:span text:style-name="T1">Texture </text:span>Node Editor<text:bookmark-end text:name="__RefHeading___Toc742_277335543"/></text:h>
          </table:table-cell>
        </table:table-row>
      </table:table>
      <text:p text:style-name="P4"/>
      <text:p text:style-name="P4">The texture node system is legacy and will be replaced by a new system. Due to this, the manual is not up to date with the latest version of Blender<text:span text:style-name="T1"> and Bforartists</text:span>.<text:span text:style-name="T1"> This editor is currently simply dysfunctional. And will most probably stay dysfunctional for a pretty whi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2 Editors - Texture Node Editor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4:09.856000000</meta:creation-date>
    <dc:title>standard1cm</dc:title>
    <meta:editing-duration>PT26M14S</meta:editing-duration>
    <meta:editing-cycles>15</meta:editing-cycles>
    <meta:generator>LibreOffice/6.3.6.2$Windows_X86_64 LibreOffice_project/2196df99b074d8a661f4036fca8fa0cbfa33a497</meta:generator>
    <dc:date>2020-08-30T10:16:58.405000000</dc:date>
    <meta:document-statistic meta:table-count="1" meta:image-count="0" meta:object-count="0" meta:page-count="1" meta:paragraph-count="6" meta:word-count="73" meta:character-count="412" meta:non-whitespace-character-count="345"/>
    <meta:template xlink:type="simple" xlink:actuate="onRequest" xlink:title="standard1cm" xlink:href="../../../../AppData/Roaming/LibreOffice/4/user/template/standard1cm.ott" meta:date="2016-03-29T10:14:09.724000000"/>
  </office:meta>
</office:document-meta>
</file>